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222in" style:rel-column-width="10620*"/>
    </style:style>
    <style:style style:name="Table1.B" style:family="table-column">
      <style:table-column-properties style:column-width="2.441in" style:rel-column-width="23100*"/>
    </style:style>
    <style:style style:name="Table1.C" style:family="table-column">
      <style:table-column-properties style:column-width="3.3618in" style:rel-column-width="3181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f082c" officeooo:paragraph-rsid="001f082c" style:font-size-asian="10pt" style:font-size-complex="10pt"/>
    </style:style>
    <style:style style:name="P3" style:family="paragraph" style:parent-style-name="Table_20_Contents">
      <style:text-properties fo:font-size="10pt" officeooo:rsid="00208956" officeooo:paragraph-rsid="00208956" style:font-size-asian="10pt" style:font-size-complex="10pt"/>
    </style:style>
    <style:style style:name="P4" style:family="paragraph" style:parent-style-name="Table_20_Contents">
      <style:text-properties fo:font-size="10pt" officeooo:rsid="0021ca8e" officeooo:paragraph-rsid="0021ca8e" style:font-size-asian="10pt" style:font-size-complex="10pt"/>
    </style:style>
    <style:style style:name="P5" style:family="paragraph" style:parent-style-name="Table_20_Contents">
      <style:text-properties fo:font-size="10pt" officeooo:rsid="0024fdae" officeooo:paragraph-rsid="0024fdae" style:font-size-asian="10pt" style:font-size-complex="10pt"/>
    </style:style>
    <style:style style:name="P6" style:family="paragraph" style:parent-style-name="Table_20_Contents">
      <style:text-properties fo:font-size="10pt" officeooo:rsid="002537e7" officeooo:paragraph-rsid="002537e7" style:font-size-asian="10pt" style:font-size-complex="10pt"/>
    </style:style>
    <style:style style:name="P7" style:family="paragraph" style:parent-style-name="Table_20_Contents">
      <style:text-properties fo:font-size="10pt" officeooo:rsid="00239404" officeooo:paragraph-rsid="00239404" style:font-size-asian="10pt" style:font-size-complex="10pt"/>
    </style:style>
    <style:style style:name="P8" style:family="paragraph" style:parent-style-name="Table_20_Contents">
      <style:text-properties fo:font-size="10pt" officeooo:rsid="00257dac" officeooo:paragraph-rsid="00257dac" style:font-size-asian="10pt" style:font-size-complex="10pt"/>
    </style:style>
    <style:style style:name="P9" style:family="paragraph" style:parent-style-name="Table_20_Contents">
      <style:text-properties fo:font-size="10pt" officeooo:rsid="001ed646" officeooo:paragraph-rsid="001ed646" style:font-size-asian="10pt" style:font-size-complex="10pt"/>
    </style:style>
    <style:style style:name="P10" style:family="paragraph" style:parent-style-name="Table_20_Contents">
      <style:text-properties fo:font-size="10pt" officeooo:paragraph-rsid="001ed646" style:font-size-asian="10pt" style:font-size-complex="10pt"/>
    </style:style>
    <style:style style:name="P11" style:family="paragraph" style:parent-style-name="Table_20_Contents">
      <style:text-properties fo:font-size="10pt" fo:font-weight="bold" officeooo:rsid="001ed646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1ed646" officeooo:paragraph-rsid="001ed64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537e7" officeooo:paragraph-rsid="002537e7"/>
    </style:style>
    <style:style style:name="P14" style:family="paragraph" style:parent-style-name="Standard">
      <style:text-properties officeooo:paragraph-rsid="002537e7"/>
    </style:style>
    <style:style style:name="P15" style:family="paragraph" style:parent-style-name="Standard">
      <style:text-properties fo:font-style="italic" officeooo:rsid="002537e7" officeooo:paragraph-rsid="002537e7" style:font-style-asian="italic" style:font-style-complex="italic"/>
    </style:style>
    <style:style style:name="P16" style:family="paragraph" style:parent-style-name="Standard">
      <style:text-properties officeooo:rsid="00257dac" officeooo:paragraph-rsid="00257dac"/>
    </style:style>
    <style:style style:name="P17" style:family="paragraph" style:parent-style-name="Standard">
      <style:text-properties officeooo:rsid="00257dac" officeooo:paragraph-rsid="0026de2d"/>
    </style:style>
    <style:style style:name="P18" style:family="paragraph" style:parent-style-name="Standard">
      <style:text-properties officeooo:rsid="0026de2d" officeooo:paragraph-rsid="0026de2d"/>
    </style:style>
    <style:style style:name="P19" style:family="paragraph" style:parent-style-name="Standard">
      <style:text-properties officeooo:rsid="002537e7" officeooo:paragraph-rsid="002537e7"/>
    </style:style>
    <style:style style:name="P20" style:family="paragraph" style:parent-style-name="Standard" style:list-style-name="L1">
      <style:text-properties officeooo:rsid="0024fdae" officeooo:paragraph-rsid="00256706"/>
    </style:style>
    <style:style style:name="P21" style:family="paragraph" style:parent-style-name="Standard" style:list-style-name="L1">
      <style:text-properties officeooo:rsid="00256706" officeooo:paragraph-rsid="00256706"/>
    </style:style>
    <style:style style:name="P22" style:family="paragraph" style:parent-style-name="Standard" style:list-style-name="L1">
      <style:text-properties officeooo:rsid="00257dac" officeooo:paragraph-rsid="00257dac"/>
    </style:style>
    <style:style style:name="T1" style:family="text">
      <style:text-properties officeooo:rsid="001ed646"/>
    </style:style>
    <style:style style:name="T2" style:family="text">
      <style:text-properties officeooo:rsid="001f082c"/>
    </style:style>
    <style:style style:name="T3" style:family="text">
      <style:text-properties officeooo:rsid="0021ca8e"/>
    </style:style>
    <style:style style:name="T4" style:family="text">
      <style:text-properties officeooo:rsid="002537e7"/>
    </style:style>
    <style:style style:name="T5" style:family="text">
      <style:text-properties officeooo:rsid="00256706"/>
    </style:style>
    <style:style style:name="T6" style:family="text">
      <style:text-properties officeooo:rsid="00257dac"/>
    </style:style>
    <style:style style:name="T7" style:family="text">
      <style:text-properties officeooo:rsid="00258db9"/>
    </style:style>
    <style:style style:name="T8" style:family="text">
      <style:text-properties officeooo:rsid="0026de2d"/>
    </style:style>
    <style:style style:name="T9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ebraic <text:span text:style-name="T4">Sized Type </text:span>Constructors</text:p>
      <text:p text:style-name="P13">by Sven Nilsen, 2020</text:p>
      <text:p text:style-name="P14"/>
      <text:p text:style-name="P15">In this paper I provide a <text:span text:style-name="T5">recursive</text:span> way of constructing every <text:span text:style-name="T6">algebraic </text:span>sentence in Sized Type Theory by grammar rules such that the sentence is guaranteed to have a certain size.</text:p>
      <text:p text:style-name="P14"/>
      <text:p text:style-name="P14"><text:tab/><text:span text:style-name="T4">|r| = n</text:span></text:p>
      <text:p text:style-name="P19"><text:tab/>|s| = 1</text:p>
      <text:p text:style-name="P19"><text:tab/>k(a) = why(∃ x { |x| == a })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nat</text:p>
          </table:table-cell>
          <table:table-cell table:style-name="Table1.A1" office:value-type="string">
            <text:p text:style-name="P12">Constructors ∀ x</text:p>
          </table:table-cell>
          <table:table-cell table:style-name="Table1.C1" office:value-type="string">
            <text:p text:style-name="P12">Examples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>⊥,<text:span text:style-name="T1"><text:line-break/>(r, x),</text:span></text:p>
          </table:table-cell>
          <table:table-cell table:style-name="Table1.C2" office:value-type="string">
            <text:p text:style-name="P9">(⊥, ⊥ + ⊥), (23, ⊥), ((⊥, ⊥<text:span text:style-name="T2">) + ⊥)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">false, true,</text:p>
            <text:p text:style-name="P2">0, 1, 2, …,</text:p>
          </table:table-cell>
          <table:table-cell table:style-name="Table1.C2" office:value-type="string">
            <text:p text:style-name="P3">(3, ⊥), (true + ⊥), (false + (⊥, 24))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3">bool,</text:p>
            <text:p text:style-name="P3">(s + s),</text:p>
          </table:table-cell>
          <table:table-cell table:style-name="Table1.C2" office:value-type="string">
            <text:p text:style-name="P3"><text:span text:style-name="T4">b</text:span>ool, (bool <text:span text:style-name="T3">+</text:span> ⊥), <text:span text:style-name="T3">(1 + 2), (bool, 5)</text:span></text:p>
            <text:p text:style-name="P8">animal ~:= dog + cat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7">-</text:p>
          </table:table-cell>
          <table:table-cell table:style-name="Table1.C2" office:value-type="string">
            <text:p text:style-name="P4">(3 + 2 + 1), (3 + 2 + false)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(k(2) + k(2)),</text:p>
            <text:p text:style-name="P7">(k(2), k(2)),</text:p>
          </table:table-cell>
          <table:table-cell table:style-name="Table1.C2" office:value-type="string">
            <text:p text:style-name="P7">(bool + bool), (bool, bool), (1 + 2, 3 + 4)</text:p>
            <text:p text:style-name="P8">(animal, animal), (animal + dog + cat)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P5">(bool + bool + 14), ((bool, bool) + 14)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(k(2) + k(2) + k(2)),</text:p>
            <text:p text:style-name="P5">(k(3) + k(3)),</text:p>
            <text:p text:style-name="P5">(k(2), k(3)),</text:p>
          </table:table-cell>
          <table:table-cell table:style-name="Table1.C2" office:value-type="string">
            <text:p text:style-name="P5">(bool + bool + bool)</text:p>
            <text:p text:style-name="P5">((3 + 2 + 1) + (3 + 2 + 1))</text:p>
            <text:p text:style-name="P5">(bool, (bool + 8))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P5">(9 + bool + bool + bool)</text:p>
            <text:p text:style-name="P5">(0 + 1 + 2 + 3 + 4 + 5 + 6)</text:p>
            <text:p text:style-name="P6">((0, 1) + (0, 2) + (0, 3) + (0, 4) + (0, 5) + (0, 6))</text:p>
          </table:table-cell>
        </table:table-row>
        <table:table-row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(⊥ + r),</text:p>
            <text:p text:style-name="P2">(s, r),</text:p>
            <text:p text:style-name="P3">x ~:= r <text:s text:c="10"/><text:span text:style-name="T6">defines new symbols</text:span>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4">n+1</text:p>
          </table:table-cell>
          <table:table-cell table:style-name="Table1.A2" office:value-type="string">
            <text:p text:style-name="P4">(r + s),</text:p>
          </table:table-cell>
          <table:table-cell table:style-name="Table1.C2" office:value-type="string">
            <text:p text:style-name="P1">-</text:p>
          </table:table-cell>
        </table:table-row>
      </table:table>
      <text:p text:style-name="Standard"/>
      <text:p text:style-name="P18">Some observations:</text:p>
      <text:p text:style-name="P18"/>
      <text:list xml:id="list6724112479950849512" text:style-name="L1">
        <text:list-item>
          <text:p text:style-name="P20">Redundant rules by commutation are left out</text:p>
        </text:list-item>
        <text:list-item>
          <text:p text:style-name="P20">Notice that primes, except `2`, are covered by existing rules</text:p>
        </text:list-item>
        <text:list-item>
          <text:p text:style-name="P20">Rules for composite numbers can be derived by prime factorization and number theory</text:p>
        </text:list-item>
        <text:list-item>
          <text:p text:style-name="P21">One sentence might be constructed multiple <text:span text:style-name="T6">ways since rules are not necessarily exclusive</text:span></text:p>
        </text:list-item>
        <text:list-item>
          <text:p text:style-name="P22">Recursive constructors might be thought of as a greedy algorithm given some cost of recursion</text:p>
        </text:list-item>
      </text:list>
      <text:p text:style-name="P16"/>
      <text:p text:style-name="P16">Two types are isomorphic if they have the <text:span text:style-name="T7">same </text:span>size, so these rules can be used to prove stuff like this:</text:p>
      <text:p text:style-name="P16"/>
      <text:p text:style-name="P16"><text:span text:style-name="T9">∵</text:span><text:tab/>∀ x, y, <text:span text:style-name="T8">i</text:span> { ¬∃ <text:span text:style-name="T8">f { x == (bool + 3 + z) ∧ y == bool =&gt; f : x →→ y }<text:tab/><text:tab/><text:tab/>conjecture</text:span></text:p>
      <text:p text:style-name="P17"><text:span text:style-name="T9">∴</text:span><text:tab/>∀ <text:span text:style-name="T8">z { |(bool + 3 + z)| &gt;= 3 }<text:tab/><text:tab/>∧<text:tab/>|bool| == 2<text:tab/><text:tab/><text:tab/><text:tab/>why</text:span></text:p>
      <text:p text:style-name="P17"><text:span text:style-name="T9">∴</text:span><text:tab/>∀ <text:span text:style-name="T8">z { |(bool + 3 + z)| ¬= |bool| }<text:tab/><text:tab/><text:tab/><text:tab/><text:tab/><text:tab/><text:tab/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6:38:51.194363000</meta:creation-date>
    <dc:date>2020-03-01T12:31:18.626414000</dc:date>
    <meta:editing-duration>PT20M34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1" meta:paragraph-count="62" meta:word-count="387" meta:character-count="1625" meta:non-whitespace-character-count="1280"/>
  </office:meta>
</office:document-meta>
</file>